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text-align="justify" style:justify-single-word="false"/>
    </style:style>
    <style:style style:name="P2" style:family="paragraph" style:parent-style-name="UBUcuerpoTrabajo">
      <style:paragraph-properties fo:margin-left="0cm" fo:margin-right="0cm" fo:text-indent="0cm" style:auto-text-indent="false"/>
    </style:style>
    <style:style style:name="P3" style:family="paragraph" style:parent-style-name="UBUcuerpoTrabajo">
      <style:paragraph-properties fo:margin-left="0cm" fo:margin-right="0cm" fo:margin-top="0cm" fo:margin-bottom="0cm" fo:text-align="justify" style:justify-single-word="false" fo:text-indent="0cm" style:auto-text-indent="false"/>
    </style:style>
    <style:style style:name="P4" style:family="paragraph" style:parent-style-name="UBUcuerpoTrabajo" style:master-page-name="">
      <style:paragraph-properties fo:margin-left="0cm" fo:margin-right="0cm" fo:margin-top="0cm" fo:margin-bottom="0cm" fo:text-align="justify" style:justify-single-word="false" fo:text-indent="0.499cm" style:auto-text-indent="false" style:page-number="auto"/>
    </style:style>
    <style:style style:name="P5" style:family="paragraph" style:parent-style-name="UBUcuerpoTrabajo">
      <style:paragraph-properties fo:margin-left="0cm" fo:margin-right="0cm" fo:margin-top="0cm" fo:margin-bottom="0cm" fo:text-align="justify" style:justify-single-word="false" fo:text-indent="0.499cm" style:auto-text-indent="false"/>
    </style:style>
    <style:style style:name="P6" style:family="paragraph" style:parent-style-name="UBUcuerpoTrabajo" style:master-page-name="">
      <style:paragraph-properties fo:margin-left="0cm" fo:margin-right="0cm" fo:margin-top="0cm" fo:margin-bottom="0cm" fo:text-align="justify" style:justify-single-word="false" fo:text-indent="0.441cm" style:auto-text-indent="false" style:page-number="auto"/>
    </style:style>
    <style:style style:name="P7" style:family="paragraph" style:parent-style-name="UBUcuerpoTrabajo">
      <style:paragraph-properties fo:margin-left="0cm" fo:margin-right="0cm" fo:margin-top="0cm" fo:margin-bottom="0cm" fo:text-align="justify" style:justify-single-word="false" fo:text-indent="0.441cm" style:auto-text-indent="false"/>
    </style:style>
    <style:style style:name="P8" style:family="paragraph" style:parent-style-name="UBUcuerpoTrabajo" style:master-page-name="">
      <style:paragraph-properties style:page-number="auto"/>
    </style:style>
    <style:style style:name="P9" style:family="paragraph" style:parent-style-name="UBUcuerpoTrabajo" style:list-style-name="L1">
      <style:paragraph-properties fo:text-align="justify" style:justify-single-word="false"/>
    </style:style>
    <style:style style:name="P10" style:family="paragraph" style:parent-style-name="UBUcuerpoTrabajo" style:list-style-name="L2"/>
    <style:style style:name="P11" style:family="paragraph" style:parent-style-name="UBUcuerpoTrabajo" style:list-style-name="L3"/>
    <style:style style:name="P12" style:family="paragraph" style:parent-style-name="UBUcuerpoTrabajo" style:list-style-name="L4"/>
    <style:style style:name="P13" style:family="paragraph" style:parent-style-name="UBUcuerpoTrabajo" style:list-style-name="L5"/>
    <style:style style:name="P14" style:family="paragraph" style:parent-style-name="Heading_20_1">
      <style:paragraph-properties fo:break-before="pag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BUcuerpoTrabajo"/>
      <text:h text:style-name="P14" text:outline-level="1">Técnicas y herramientas</text:h>
      <text:p text:style-name="UBUcuerpoTrabajo"/>
      <text:h text:style-name="Heading_20_2" text:outline-level="2">Metodología usada</text:h>
      <text:p text:style-name="P1">La metodología que se ha decidido utilizar para el desarrollo del proyecto ha sido una metodología ágil de trabajo. En concreto se ha decidido utilizar una metodología Scrum<text:bibliography-mark text:identifier="8" text:bibliography-type="book" text:author="D. Y Soportado Por, K. Schwaber, and J. Sutherland" text:title="La Guía de Scrum La GuíaDefinitiva de Scrum: Las Reglas del Juego">[8]</text:bibliography-mark> porque:</text:p>
      <text:list xml:id="list6769074912886194107" text:style-name="L1">
        <text:list-item>
          <text:p text:style-name="P9">Esta metodología fue estudiada en la asignatura de “Gestión de proyectos” y se hicieron prácticas simulando el desarrollo de un proyecto con ella.</text:p>
        </text:list-item>
        <text:list-item>
          <text:p text:style-name="P9">Se trata de una metodología que divide el desarrollo del proyecto en sprints, que ayuda a la planificación del desarrollo en <text:s/>un tiempo, de manera iterativa e incremental.</text:p>
        </text:list-item>
        <text:list-item>
          <text:p text:style-name="P9">A lo largo del desarrollo se van planteando unas tareas que hay que ir resolviendo para cada sprint.</text:p>
        </text:list-item>
      </text:list>
      <text:p text:style-name="UBUcuerpoTrabajo"/>
      <text:h text:style-name="Heading_20_2" text:outline-level="2">Herramientas software</text:h>
      <text:h text:style-name="Heading_20_3" text:outline-level="3">GitHub</text:h>
      <text:p text:style-name="UBUcuerpoTrabajo">GitHub<text:bibliography-mark text:identifier="9" text:bibliography-type="book" text:title="https://github.com/">[9]</text:bibliography-mark> es un repositorio web que permite el almacenamiento de proyectos.</text:p>
      <text:p text:style-name="UBUcuerpoTrabajo">Se ha decidido utilizar esta herramienta porque:</text:p>
      <text:list xml:id="list5648400776395204899" text:style-name="L2">
        <text:list-item>
          <text:p text:style-name="P10">Se conocía su uso, porque ha sido utilizada en las prácticas de la asignatura “Gestión de proyectos”</text:p>
        </text:list-item>
        <text:list-item>
          <text:p text:style-name="P10">Su versión gratuita permite almacenar el código de un proyecto de forma pública.</text:p>
        </text:list-item>
        <text:list-item>
          <text:p text:style-name="P10">Facilidad de uso del software de sincronización de los archivos locales con el repositorio web.</text:p>
        </text:list-item>
      </text:list>
      <text:p text:style-name="UBUcuerpoTrabajo"/>
      <text:h text:style-name="Heading_20_4" text:outline-level="4">Alternativas</text:h>
      <text:p text:style-name="UBUcuerpoTrabajo">Otras alternativas de repositorio web para el almacenamiento de proyectos son las herramientas Bitbucket<text:bibliography-mark text:identifier="10" text:bibliography-type="book" text:title="https://bitbucket.org/">[10]</text:bibliography-mark> y GitLab<text:bibliography-mark text:identifier="11" text:bibliography-type="book" text:title="https://about.gitlab.com/">[11]</text:bibliography-mark>, pero se ha descartado su uso debido a que permiten el almacenamiento de proyectos gratuitamente de manera privada y se tenía más conocimientos de la herramienta GitHub utilizada anteriormente.</text:p>
      <text:p text:style-name="UBUcuerpoTrabajo"/>
      <text:p text:style-name="UBUcuerpoTrabajo"/>
      <text:h text:style-name="Heading_20_3" text:outline-level="3">Javacc</text:h>
      <text:p text:style-name="UBUcuerpoTrabajo">Javacc<text:bibliography-mark text:identifier="12" text:bibliography-type="book" text:title="https://javacc.org/">[12]</text:bibliography-mark> es un analizador léxico y sintáctico basado en Java, que ha sido utilizado para realizar el conversor de código.</text:p>
      <text:p text:style-name="UBUcuerpoTrabajo">Se ha decidido utilizar Javacc porque:</text:p>
      <text:list xml:id="list9156924386789889875" text:style-name="L3">
        <text:list-item>
          <text:p text:style-name="P11">Se conocía su uso porque ha sido utilizado en las prácticas de la asignatura “Procesadores del lenguaje”.</text:p>
        </text:list-item>
        <text:list-item>
          <text:p text:style-name="P11">Su programación es sencilla e intuitiva.</text:p>
        </text:list-item>
        <text:list-item>
          <text:p text:style-name="P11">Requiere una sola herramienta para el análisis completo.</text:p>
        </text:list-item>
      </text:list>
      <text:p text:style-name="UBUcuerpoTrabajo"/>
      <text:h text:style-name="Heading_20_4" text:outline-level="4">Alternativas</text:h>
      <text:p text:style-name="P4">Otras alternativas estudiadas de analizadores léxicos son Flex<text:bibliography-mark text:identifier="13" text:bibliography-type="book" text:title="http://es.tldp.org/Manuales-LuCAS/FLEX/flex-es-2.5.html">[13]</text:bibliography-mark> y Lex<text:bibliography-mark text:identifier="14" text:bibliography-type="book" text:title="http://www.lcc.uma.es/~galvez/ftp/tci/TutorialLex.pdf">[14]</text:bibliography-mark>, y de analizadores sintácticos con Bison<text:bibliography-mark text:identifier="15" text:bibliography-type="book" text:title="https://es.wikipedia.org/wiki/GNU_Bison">[15]</text:bibliography-mark> y Yacc<text:bibliography-mark text:identifier="16" text:bibliography-type="book" text:title="https://es.wikipedia.org/wiki/Yacc">[16]</text:bibliography-mark>. </text:p>
      <text:p text:style-name="P6"><text:soft-page-break/>El uso de estas herramientas para un análisis completo requiere el uso de ambos analizadores, bien el conjunto Flex/Bison o Lex/Yacc. Además de esto se han descartado porque aunque Flex y Bison se utilizaron en las prácticas de la asignatura “Procesadores del lenguaje”, se utilizaron por separado, por lo que no se han utilizado anteriormente los conjuntos de herramientas Flex/Bison ni Lex/Yacc.</text:p>
      <text:p text:style-name="P7"/>
      <text:p text:style-name="P3"/>
      <text:h text:style-name="Heading_20_3" text:outline-level="3">Sublime Text</text:h>
      <text:p text:style-name="UBUcuerpoTrabajo">Sublime Text<text:bibliography-mark text:identifier="17" text:bibliography-type="book" text:title="https://www.sublimetext.com/">[17]</text:bibliography-mark> es un editor de texto que se ha utilizado para la programación del conversor.</text:p>
      <text:p text:style-name="UBUcuerpoTrabajo">Se ha decidido utilizar esta herramienta porque:</text:p>
      <text:list xml:id="list9003477632854253988" text:style-name="L4">
        <text:list-item>
          <text:p text:style-name="P12">Permite la descarga y utilización gratuita.</text:p>
        </text:list-item>
        <text:list-item>
          <text:p text:style-name="P12">Fácil de utilizar y con numerosas ventajas a la hora de trabajar con código.</text:p>
        </text:list-item>
        <text:list-item>
          <text:p text:style-name="P12">Se ha utilizado en <text:s/>diversas ocasiones a lo largo del grado.</text:p>
        </text:list-item>
      </text:list>
      <text:p text:style-name="P8"/>
      <text:h text:style-name="Heading_20_4" text:outline-level="4">Alternativas</text:h>
      <text:p text:style-name="P5">Otras alternativas estudiadas de editores de texto son Vim<text:bibliography-mark text:identifier="18" text:bibliography-type="book" text:title="https://sourceforge.net/error-404.html">[18]</text:bibliography-mark> y Notepad++<text:bibliography-mark text:identifier="19" text:bibliography-type="book" text:title="https://notepad-plus-plus.org/download/v7.5.4.html">[19]</text:bibliography-mark>, que aunque se han utilizado a lo largo del grado no ofrecen tantas ventajas como Sublime Text.</text:p>
      <text:p text:style-name="P5">El editor Vim se ha utilizado en el sistema Ubuntu durante el uso de la aplicación, debido a que ha sido el editor de texto utilizado en durante el grado en el sistema Ubuntu.</text:p>
      <text:p text:style-name="P5"/>
      <text:p text:style-name="P5"/>
      <text:h text:style-name="Heading_20_3" text:outline-level="3">OpenOffice Writer</text:h>
      <text:p text:style-name="UBUcuerpoTrabajo">Writer<text:bibliography-mark text:identifier="20" text:bibliography-type="book" text:title="https://www.openoffice.org/es/producto/writer.html">[20]</text:bibliography-mark> es un procesador de texto del paquete de ofimática OpenOffice.</text:p>
      <text:p text:style-name="UBUcuerpoTrabajo">Se ha decidido utilizar esta herramienta porque:</text:p>
      <text:list xml:id="list6320090723426653191" text:style-name="L5">
        <text:list-item>
          <text:p text:style-name="P13">Existe un modelo de plantilla del proyecto adaptado en el formato de Writer.</text:p>
        </text:list-item>
        <text:list-item>
          <text:p text:style-name="P13">Se aprendió a utilizar esta herramienta en la asignatura “Informática básica” y se ha continuado utilizándola en diferentes asignaturas.</text:p>
        </text:list-item>
        <text:list-item>
          <text:p text:style-name="P13">Su descarga es gratuita.</text:p>
        </text:list-item>
      </text:list>
      <text:p text:style-name="UBUcuerpoTrabajo"/>
      <text:h text:style-name="Heading_20_4" text:outline-level="4">Alternativas</text:h>
      <text:p text:style-name="UBUcuerpoTrabajo">Otras alternativas estudiadas son LaTex<text:bibliography-mark text:identifier="21" text:bibliography-type="book" text:title="https://es.wikipedia.org/wiki/LaTeX">[21]</text:bibliography-mark> y Word<text:bibliography-mark text:identifier="22" text:bibliography-type="book" text:title="https://products.office.com/es-es/word">[22]</text:bibliography-mark>. Estas alternativas se han descartado porque, aunque de LaTex existe un modelo de plantilla del proyecto, se trata de un editor de texto basado en la inclusión de etiquetas de texto que definen sus características, no se ha utilizado en ninguna asignatura y requiere de un aprendizaje para su utilización. Word se ha descartado porque no existe un modelo de la plantilla del proyecto adaptado.</text:p>
      <text:p text:style-name="UBUcuerpoTrabajo"/>
      <text:p text:style-name="P5"/>
      <text:h text:style-name="Heading_20_3" text:outline-level="3">Make</text:h>
      <text:p text:style-name="UBUcuerpoTrabajo">Make<text:bibliography-mark text:identifier="23" text:bibliography-type="book" text:title="https://www.gnu.org/software/make/manual/make.html">[23]</text:bibliography-mark> es un gestor de tareas que permite automatizar y agilizar la tarea de generar y compilar código fuente a ejecutable, y luego ejecutarlo.</text:p>
      <text:p text:style-name="UBUcuerpoTrabajo">Para ello se crea el archivo make (makefile), archivo de texto que contiene la sintaxis utilizada por make para la gestión de la compilación de los archivos de código.</text:p>
      <text:p text:style-name="UBUcuerpoTrabajo"/>
      <text:p text:style-name="UBUcuerpoTrabajo"/>
      <text:h text:style-name="Heading_20_3" text:outline-level="3"><text:soft-page-break/>Indent</text:h>
      <text:p text:style-name="UBUcuerpoTrabajo">Indent<text:bibliography-mark text:identifier="24" text:bibliography-type="book" text:title="https://www.gnu.org/software/indent/">[24]</text:bibliography-mark> es una herramienta que permite automatizar el nivel de esquema de los archivos generados para que la presentación de los archivos sea siempre común.</text:p>
      <text:p text:style-name="UBUcuerpoTrabajo"/>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4_TecnicasHerramientas.odt</text:file-name> v.<text:editing-cycles>18</text:editing-cycles> <text:title/><text:modification-date style:data-style-name="N103">14/feb/18</text:modification-date><text:tab/><text:tab/><text:page-number text:select-page="current">1</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0:26</meta:creation-date>
    <meta:generator>OpenOffice/4.1.3$Win32 OpenOffice.org_project/413m1$Build-9783</meta:generator>
    <dc:date>2018-02-14T12:20:17.65</dc:date>
    <dc:creator>Rosana Arnáiz Vicario</dc:creator>
    <meta:editing-duration>PT7H32M3S</meta:editing-duration>
    <meta:editing-cycles>18</meta:editing-cycles>
    <meta:document-statistic meta:table-count="0" meta:image-count="0" meta:object-count="0" meta:page-count="4" meta:paragraph-count="47" meta:word-count="701" meta:character-count="4375"/>
  </office:meta>
</office:document-meta>
</file>